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651" officeooo:paragraph-rsid="00020651"/>
    </style:style>
    <style:style style:name="P2" style:family="paragraph" style:parent-style-name="Standard">
      <style:paragraph-properties fo:text-align="center" style:justify-single-word="false"/>
      <style:text-properties officeooo:rsid="00020651" officeooo:paragraph-rsid="00020651"/>
    </style:style>
    <style:style style:name="P3" style:family="paragraph" style:parent-style-name="Standard">
      <style:text-properties officeooo:rsid="00020651" officeooo:paragraph-rsid="00034857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020651" officeooo:paragraph-rsid="00020651" style:font-weight-asian="bold" style:font-weight-complex="bold"/>
    </style:style>
    <style:style style:name="P6" style:family="paragraph" style:parent-style-name="Standard">
      <style:text-properties fo:font-weight="bold" officeooo:rsid="0002441a" officeooo:paragraph-rsid="0002441a" style:font-weight-asian="bold" style:font-weight-complex="bold"/>
    </style:style>
    <style:style style:name="P7" style:family="paragraph" style:parent-style-name="Standard">
      <style:text-properties fo:font-weight="bold" officeooo:rsid="000427f7" officeooo:paragraph-rsid="000427f7" style:font-weight-asian="bold" style:font-weight-complex="bold"/>
    </style:style>
    <style:style style:name="P8" style:family="paragraph" style:parent-style-name="Standard">
      <style:text-properties fo:font-weight="bold" officeooo:rsid="0004cdbc" officeooo:paragraph-rsid="0004cdbc" style:font-weight-asian="bold" style:font-weight-complex="bold"/>
    </style:style>
    <style:style style:name="P9" style:family="paragraph" style:parent-style-name="Standard">
      <style:text-properties officeooo:rsid="0002441a" officeooo:paragraph-rsid="0002441a"/>
    </style:style>
    <style:style style:name="P10" style:family="paragraph" style:parent-style-name="Standard">
      <style:text-properties officeooo:rsid="00034857" officeooo:paragraph-rsid="00034857"/>
    </style:style>
    <style:style style:name="P11" style:family="paragraph" style:parent-style-name="Standard">
      <style:text-properties fo:font-weight="normal" officeooo:rsid="000427f7" officeooo:paragraph-rsid="000427f7" style:font-weight-asian="normal" style:font-weight-complex="normal"/>
    </style:style>
    <style:style style:name="P12" style:family="paragraph" style:parent-style-name="Standard">
      <style:text-properties fo:font-weight="normal" officeooo:rsid="00069187" officeooo:paragraph-rsid="00069187" style:font-weight-asian="normal" style:font-weight-complex="normal"/>
    </style:style>
    <style:style style:name="P13" style:family="paragraph" style:parent-style-name="Standard">
      <style:text-properties fo:font-weight="normal" officeooo:rsid="00069187" officeooo:paragraph-rsid="0004cdbc" style:font-weight-asian="normal" style:font-weight-complex="normal"/>
    </style:style>
    <style:style style:name="T1" style:family="text">
      <style:text-properties officeooo:rsid="00034857"/>
    </style:style>
    <style:style style:name="T2" style:family="text">
      <style:text-properties officeooo:rsid="000427f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cdbc" style:font-weight-asian="normal" style:font-weight-complex="normal"/>
    </style:style>
    <style:style style:name="T5" style:family="text">
      <style:text-properties officeooo:rsid="0004cdb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4cdb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TA 5 – módulo - 1 - POO - MARLON DUARTE</text:p>
      <text:p text:style-name="P4">1. Liste o nome e o tipo de retorno deste método:</text:p>
      <text:p text:style-name="P4"><text:tab/>public String getCodigo(){</text:p>
      <text:p text:style-name="P4"><text:tab/><text:tab/>return codigo;</text:p>
      <text:p text:style-name="P4"><text:tab/>}</text:p>
      <text:p text:style-name="P1"><text:span text:style-name="T2">R: </text:span>O nome do método é getCodigo, tem modificador de acesso tipo “public” e retorna um objeto do tipo String “codigo” (sequência de caracteres). <text:span text:style-name="T2">Não tem parametros.</text:span></text:p>
      <text:p text:style-name="P1"/>
      <text:p text:style-name="P5">2. Liste o nome deste método, o nome e o tipo de seu parâmetro:</text:p>
      <text:p text:style-name="P5"><text:tab/>public void setCredito(int valorCredito){</text:p>
      <text:p text:style-name="P5"><text:tab/><text:tab/>credito = valorCredito;</text:p>
      <text:p text:style-name="P5"><text:tab/>}</text:p>
      <text:p text:style-name="P3"><text:span text:style-name="T2">R: </text:span>O nome do método é setCredito, <text:span text:style-name="T1">o parâmetro é valorCredito de tipo Int.</text:span></text:p>
      <text:p text:style-name="P3"><text:span text:style-name="T1">T</text:span>em modificador de acesso tipo “public” e não retorna nenhum valor.</text:p>
      <text:p text:style-name="P1"/>
      <text:p text:style-name="P5">3. Escreva o empacotador externo de uma classe chamada Pessoa. Lembre-se de incluir as chaves que marcam o início e o fim do corpo da classe. O empacotador externo é a primeira linha da declaração de uma classe.</text:p>
      <text:p text:style-name="P1"/>
      <text:p text:style-name="P10"><text:span text:style-name="T2">R:<text:tab/>p</text:span>ublic class Pessoa{</text:p>
      <text:p text:style-name="P10"><text:tab/>}</text:p>
      <text:p text:style-name="P1"/>
      <text:p text:style-name="P6">4. Escreva as definições para os atributos a seguir:</text:p>
      <text:p text:style-name="P6">Um atributo chamado nome do tipo String.</text:p>
      <text:p text:style-name="P10"><text:span text:style-name="T2">R:</text:span><text:tab/><text:span text:style-name="T2">p</text:span>rivate String <text:span text:style-name="T2">nome;</text:span> </text:p>
      <text:p text:style-name="P6">Um atributo chamado idade do tipo int.</text:p>
      <text:p text:style-name="P9"><text:span text:style-name="T2">R:</text:span><text:tab/><text:span text:style-name="T2">private int idade;</text:span></text:p>
      <text:p text:style-name="P6">Um atributo chamado codigo do tipo String.</text:p>
      <text:p text:style-name="P9"><text:span text:style-name="T2">R:<text:tab/>private String codigo;</text:span><text:tab/></text:p>
      <text:p text:style-name="P6">Um atributo chamado credito do tipo int.</text:p>
      <text:p text:style-name="P11">R: <text:tab/>private int credito;</text:p>
      <text:p text:style-name="P11"/>
      <text:p text:style-name="P7">5. Escreva um construtor de uma classe chamada Modulo. O construtor deve aceitar um parâmetro único do tipo String chamado codigoModulo. O corpo do construtor deve atribuir o valor do seu parâmetro a um atributo chamado codigo. Você não precisa incluir a definição para codigo, somente o texto do construtor.</text:p>
      <text:p text:style-name="P7"><text:span text:style-name="T3"/></text:p>
      <text:p text:style-name="P7"><text:span text:style-name="T3">R:<text:tab/>public Modulo(String codigoModulo){</text:span></text:p>
      <text:p text:style-name="P7"><text:span text:style-name="T3"><text:tab/><text:tab/>this.codigo = codigoModulo;</text:span></text:p>
      <text:p text:style-name="P7"><text:span text:style-name="T3"><text:tab/>}</text:span></text:p>
      <text:p text:style-name="P7"><text:span text:style-name="T3"/></text:p>
      <text:p text:style-name="P7">6. Escreva um construtor de uma classe chamada Pessoa. O construtor deve aceitar dois parâmetros. O primeiro é do tipo String e é chamado meuNome. O segundo é do tipo int e é chamado minhaIdade. O primeiro parâmetro deve ser utilizado para configurar o valor de um atributo chamado nome e o segundo deve configurar um atributo chamado idade. Você não tem que incluir as definições para os atributos, somente o texto do construtor.</text:p>
      <text:p text:style-name="P7"><text:span text:style-name="T3"/></text:p>
      <text:p text:style-name="P7"><text:span text:style-name="T3">R: <text:tab/>public Pessoa(String meuNome, int minhaIdade){</text:span></text:p>
      <text:p text:style-name="P7"><text:span text:style-name="T3"><text:tab/><text:tab/>this.nome = meuNome;</text:span></text:p>
      <text:p text:style-name="P7"><text:span text:style-name="T3"><text:tab/><text:tab/>this.idade = minhaIdade;</text:span></text:p>
      <text:p text:style-name="P7"><text:span text:style-name="T3"><text:tab/>}</text:span></text:p>
      <text:p text:style-name="P7"><text:span text:style-name="T3"/></text:p>
      <text:p text:style-name="P7"><text:soft-page-break/>7. Corrija o erro neste método:</text:p>
      <text:p text:style-name="P7"><text:tab/>public void getIdade(){</text:p>
      <text:p text:style-name="P7"><text:tab/>return idade;</text:p>
      <text:p text:style-name="P7"><text:tab/>} </text:p>
      <text:p text:style-name="P7"><text:span text:style-name="T3">R: O erro está no fato </text:span><text:span text:style-name="T4">de que o método é do tipo VOID e o corpo do método quer retornar algo.</text:span></text:p>
      <text:p text:style-name="P7"><text:span text:style-name="T4"/></text:p>
      <text:p text:style-name="P7"><text:span text:style-name="T5">8. Escreva um método de acesso chamado getNome que retorne o valor de um atributo</text:span></text:p>
      <text:p text:style-name="P7"><text:span text:style-name="T5">chamado nome cujo tipo é String.</text:span></text:p>
      <text:p text:style-name="P7"><text:span text:style-name="T4"/></text:p>
      <text:p text:style-name="P8"><text:span text:style-name="T3">R: <text:tab/>public String getNome(){</text:span></text:p>
      <text:p text:style-name="P8"><text:span text:style-name="T3"><text:tab/><text:tab/>return nome;</text:span></text:p>
      <text:p text:style-name="P8"><text:span text:style-name="T3"><text:tab/>}</text:span></text:p>
      <text:p text:style-name="P8"><text:span text:style-name="T3"/></text:p>
      <text:p text:style-name="P8">9. Escreva um método modificador chamado setIdade que aceite um parâmetro único do tipo int e configure o valor de um atributo chamado idade.</text:p>
      <text:p text:style-name="P8"><text:span text:style-name="T3"/></text:p>
      <text:p text:style-name="P8"><text:span text:style-name="T3">R: <text:tab/>public void setIdade(int idade){</text:span></text:p>
      <text:p text:style-name="P8"><text:span text:style-name="T3"><text:tab/><text:tab/>this.idade = idade;</text:span></text:p>
      <text:p text:style-name="P8"><text:span text:style-name="T3"><text:tab/>}</text:span></text:p>
      <text:p text:style-name="P8"><text:span text:style-name="T3"/></text:p>
      <text:p text:style-name="P8">10. Escreva um método chamado imprimeDetalhes para uma classe que tem um atributo do tipo String chamado nome. O método imprimeDetalhes deve imprimir uma string na forma "O nome desta pessoa é " seguida pelo valor do atributo nome. Por exemplo, se o valor do atributo nome fosse "Simone", então imprimeDetalhes imprimiria:</text:p>
      <text:p text:style-name="P8">"O nome desta pessoa é Simone"</text:p>
      <text:p text:style-name="P13"/>
      <text:p text:style-name="P12">R: <text:tab/>public void imprimeDetalhes(){</text:p>
      <text:p text:style-name="P12"><text:tab/><text:tab/>System.out.println(“<text:span text:style-name="T5">O nome desta pessoa é</text:span><text:span text:style-name="T7"> </text:span>” + nome );</text:p>
      <text:p text:style-name="P12"><text:tab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3T14:56:54.238729732</meta:creation-date>
    <dc:date>2021-02-03T15:56:33.615685660</dc:date>
    <meta:editing-duration>PT6M28S</meta:editing-duration>
    <meta:editing-cycles>1</meta:editing-cycles>
    <meta:document-statistic meta:table-count="0" meta:image-count="0" meta:object-count="0" meta:page-count="2" meta:paragraph-count="52" meta:word-count="509" meta:character-count="2986" meta:non-whitespace-character-count="2491"/>
    <meta:generator>LibreOffice/7.0.4.2$Linux_X86_64 LibreOffice_project/dcf040e67528d9187c66b2379df5ea4407429775</meta:generator>
  </office:meta>
</office:document-meta>
</file>